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05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 style:data-style-name="N10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105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6"/>
    <style:style style:name="ce3" style:family="table-cell" style:parent-style-name="Default" style:data-style-name="N105"/>
    <style:style style:name="ce2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5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J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S DE INVERSIÓ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style-name="ce1" office:value-type="string" calcext:value-type="string">
            <text:p>PERIODO RECUPERACIÓN</text:p>
          </table:table-cell>
          <table:table-cell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21" office:value-type="currency" office:currency="EUR" office:value="-180000" calcext:value-type="currency">
            <text:p>-180.000,00 €</text:p>
          </table:table-cell>
          <table:table-cell table:number-columns-repeated="2" table:style-name="ce21" office:value-type="currency" office:currency="EUR" office:value="0" calcext:value-type="currency">
            <text:p>0,00 €</text:p>
          </table:table-cell>
          <table:table-cell table:style-name="ce21" table:formula="of:=([.B2]+[.C2]+[.D2])" office:value-type="currency" office:currency="EUR" office:value="-180000" calcext:value-type="currency">
            <text:p>-180.000,00 €</text:p>
          </table:table-cell>
          <table:table-cell table:style-name="ce21"/>
          <table:table-cell/>
        </table:table-row>
        <table:table-row table:style-name="ro1">
          <table:table-cell table:style-name="ce13" table:formula="of:=([.A2]+1)" office:value-type="float" office:value="1" calcext:value-type="float">
            <text:p>1</text:p>
          </table:table-cell>
          <table:table-cell table:style-name="ce21" office:value-type="currency" office:currency="EUR" office:value="-120000" calcext:value-type="currency">
            <text:p>-120.000,00 €</text:p>
          </table:table-cell>
          <table:table-cell table:style-name="ce21" table:formula="of:=(1000*[.B$30]*230)" office:value-type="currency" office:currency="EUR" office:value="276000" calcext:value-type="currency">
            <text:p>276.000,00 €</text:p>
          </table:table-cell>
          <table:table-cell table:style-name="ce21" table:formula="of:=(-1*(30000+0.6*1000*230))" office:value-type="currency" office:currency="EUR" office:value="-168000" calcext:value-type="currency">
            <text:p>-168.000,00 €</text:p>
          </table:table-cell>
          <table:table-cell table:style-name="ce21" table:formula="of:=([.B3]+[.C3]+[.D3])" office:value-type="currency" office:currency="EUR" office:value="-12000" calcext:value-type="currency">
            <text:p>-12.000,00 €</text:p>
          </table:table-cell>
          <table:table-cell table:style-name="ce21" table:formula="of:=(NPV(10%;[.E$3:.E3])+[.E$2])" office:value-type="currency" office:currency="EUR" office:value="-190909.090909091" calcext:value-type="currency">
            <text:p>-190.909,09 €</text:p>
          </table:table-cell>
          <table:table-cell/>
        </table:table-row>
        <table:table-row table:style-name="ro1">
          <table:table-cell table:style-name="ce13" table:formula="of:=([.A3]+1)" office:value-type="float" office:value="2" calcext:value-type="float">
            <text:p>2</text:p>
          </table:table-cell>
          <table:table-cell table:style-name="ce21" office:value-type="currency" office:currency="EUR" office:value="-60000" calcext:value-type="currency">
            <text:p>-60.000,00 €</text:p>
          </table:table-cell>
          <table:table-cell table:style-name="ce21" table:formula="of:=(1000*[.B$30]*230)" office:value-type="currency" office:currency="EUR" office:value="276000" calcext:value-type="currency">
            <text:p>276.000,00 €</text:p>
          </table:table-cell>
          <table:table-cell table:style-name="ce21" table:formula="of:=(-1*(30000+0.6*1000*230))" office:value-type="currency" office:currency="EUR" office:value="-168000" calcext:value-type="currency">
            <text:p>-168.000,00 €</text:p>
          </table:table-cell>
          <table:table-cell table:style-name="ce21" table:formula="of:=([.B4]+[.C4]+[.D4])" office:value-type="currency" office:currency="EUR" office:value="48000" calcext:value-type="currency">
            <text:p>48.000,00 €</text:p>
          </table:table-cell>
          <table:table-cell table:style-name="ce21" table:formula="of:=(NPV(10%;[.E$3:.E4])+[.E$2])" office:value-type="currency" office:currency="EUR" office:value="-151239.669421488" calcext:value-type="currency">
            <text:p>-151.239,67 €</text:p>
          </table:table-cell>
          <table:table-cell/>
        </table:table-row>
        <table:table-row table:style-name="ro1">
          <table:table-cell table:style-name="ce13" table:formula="of:=([.A4]+1)" office:value-type="float" office:value="3" calcext:value-type="float">
            <text:p>3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000*[.B$30]*230)" office:value-type="currency" office:currency="EUR" office:value="276000" calcext:value-type="currency">
            <text:p>276.000,00 €</text:p>
          </table:table-cell>
          <table:table-cell table:style-name="ce21" table:formula="of:=(-1*(30000+0.6*1000*230))" office:value-type="currency" office:currency="EUR" office:value="-168000" calcext:value-type="currency">
            <text:p>-168.000,00 €</text:p>
          </table:table-cell>
          <table:table-cell table:style-name="ce21" table:formula="of:=([.B5]+[.C5]+[.D5])" office:value-type="currency" office:currency="EUR" office:value="108000" calcext:value-type="currency">
            <text:p>108.000,00 €</text:p>
          </table:table-cell>
          <table:table-cell table:style-name="ce21" table:formula="of:=(NPV(10%;[.E$3:.E5])+[.E$2])" office:value-type="currency" office:currency="EUR" office:value="-70097.6709241172" calcext:value-type="currency">
            <text:p>-70.097,67 €</text:p>
          </table:table-cell>
          <table:table-cell/>
        </table:table-row>
        <table:table-row table:style-name="ro1">
          <table:table-cell table:style-name="ce13" table:formula="of:=([.A5]+1)" office:value-type="float" office:value="4" calcext:value-type="float">
            <text:p>4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000*[.B$30]*230)" office:value-type="currency" office:currency="EUR" office:value="276000" calcext:value-type="currency">
            <text:p>276.000,00 €</text:p>
          </table:table-cell>
          <table:table-cell table:style-name="ce21" table:formula="of:=(-1*(30000+0.6*1000*230))" office:value-type="currency" office:currency="EUR" office:value="-168000" calcext:value-type="currency">
            <text:p>-168.000,00 €</text:p>
          </table:table-cell>
          <table:table-cell table:style-name="ce21" table:formula="of:=([.B6]+[.C6]+[.D6])" office:value-type="currency" office:currency="EUR" office:value="108000" calcext:value-type="currency">
            <text:p>108.000,00 €</text:p>
          </table:table-cell>
          <table:table-cell table:style-name="ce21" table:formula="of:=(NPV(10%;[.E$3:.E6])+[.E$2])" office:value-type="currency" office:currency="EUR" office:value="3667.78225531039" calcext:value-type="currency">
            <text:p>3.667,78 €</text:p>
          </table:table-cell>
          <table:table-cell/>
        </table:table-row>
        <table:table-row table:style-name="ro1">
          <table:table-cell table:style-name="ce13" table:formula="of:=([.A6]+1)" office:value-type="float" office:value="5" calcext:value-type="float">
            <text:p>5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000*[.B$30]*230)" office:value-type="currency" office:currency="EUR" office:value="276000" calcext:value-type="currency">
            <text:p>276.000,00 €</text:p>
          </table:table-cell>
          <table:table-cell table:style-name="ce21" table:formula="of:=(-1*(30000+0.6*1000*230))" office:value-type="currency" office:currency="EUR" office:value="-168000" calcext:value-type="currency">
            <text:p>-168.000,00 €</text:p>
          </table:table-cell>
          <table:table-cell table:style-name="ce21" table:formula="of:=([.B7]+[.C7]+[.D7])" office:value-type="currency" office:currency="EUR" office:value="108000" calcext:value-type="currency">
            <text:p>108.000,00 €</text:p>
          </table:table-cell>
          <table:table-cell table:style-name="ce21" table:formula="of:=(NPV(10%;[.E$3:.E7])+[.E$2])" office:value-type="currency" office:currency="EUR" office:value="70727.2851456991" calcext:value-type="currency">
            <text:p>70.727,29 €</text:p>
          </table:table-cell>
          <table:table-cell/>
        </table:table-row>
        <table:table-row table:style-name="ro1">
          <table:table-cell table:style-name="ce13" table:formula="of:=([.A7]+1)" office:value-type="float" office:value="6" calcext:value-type="float">
            <text:p>6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8]+[.C8]+[.D8])" office:value-type="currency" office:currency="EUR" office:value="177000" calcext:value-type="currency">
            <text:p>177.000,00 €</text:p>
          </table:table-cell>
          <table:table-cell table:style-name="ce21" table:formula="of:=(NPV(10%;[.E$3:.E8])+[.E$2])" office:value-type="currency" office:currency="EUR" office:value="170639.170765218" calcext:value-type="currency">
            <text:p>170.639,17 €</text:p>
          </table:table-cell>
          <table:table-cell/>
        </table:table-row>
        <table:table-row table:style-name="ro1">
          <table:table-cell table:style-name="ce13" table:formula="of:=([.A8]+1)" office:value-type="float" office:value="7" calcext:value-type="float">
            <text:p>7</text:p>
          </table:table-cell>
          <table:table-cell table:style-name="ce21" table:formula="of:=PMT(0.1;5;120000)" office:value-type="currency" office:currency="EUR" office:value="-31655.6976953694" calcext:value-type="currency">
            <text:p>-31.655,7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9]+[.C9]+[.D9])" office:value-type="currency" office:currency="EUR" office:value="145344.302304631" calcext:value-type="currency">
            <text:p>145.344,30 €</text:p>
          </table:table-cell>
          <table:table-cell table:style-name="ce21" table:formula="of:=(NPV(10%;[.E$3:.E9])+[.E$2])" office:value-type="currency" office:currency="EUR" office:value="245223.779431417" calcext:value-type="currency">
            <text:p>245.223,78 €</text:p>
          </table:table-cell>
          <table:table-cell/>
        </table:table-row>
        <table:table-row table:style-name="ro1">
          <table:table-cell table:style-name="ce13" table:formula="of:=([.A9]+1)" office:value-type="float" office:value="8" calcext:value-type="float">
            <text:p>8</text:p>
          </table:table-cell>
          <table:table-cell table:style-name="ce21" table:formula="of:=PMT(0.1;5;120000)" office:value-type="currency" office:currency="EUR" office:value="-31655.6976953694" calcext:value-type="currency">
            <text:p>-31.655,7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0]+[.C10]+[.D10])" office:value-type="currency" office:currency="EUR" office:value="145344.302304631" calcext:value-type="currency">
            <text:p>145.344,30 €</text:p>
          </table:table-cell>
          <table:table-cell table:style-name="ce21" table:formula="of:=(NPV(10%;[.E$3:.E10])+[.E$2])" office:value-type="currency" office:currency="EUR" office:value="313027.969127962" calcext:value-type="currency">
            <text:p>313.027,97 €</text:p>
          </table:table-cell>
          <table:table-cell/>
        </table:table-row>
        <table:table-row table:style-name="ro1">
          <table:table-cell table:style-name="ce13" table:formula="of:=([.A10]+1)" office:value-type="float" office:value="9" calcext:value-type="float">
            <text:p>9</text:p>
          </table:table-cell>
          <table:table-cell table:style-name="ce21" table:formula="of:=PMT(0.1;5;120000)" office:value-type="currency" office:currency="EUR" office:value="-31655.6976953694" calcext:value-type="currency">
            <text:p>-31.655,7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1]+[.C11]+[.D11])" office:value-type="currency" office:currency="EUR" office:value="145344.302304631" calcext:value-type="currency">
            <text:p>145.344,30 €</text:p>
          </table:table-cell>
          <table:table-cell table:style-name="ce21" table:formula="of:=(NPV(10%;[.E$3:.E11])+[.E$2])" office:value-type="currency" office:currency="EUR" office:value="374668.141579366" calcext:value-type="currency">
            <text:p>374.668,14 €</text:p>
          </table:table-cell>
          <table:table-cell/>
        </table:table-row>
        <table:table-row table:style-name="ro1">
          <table:table-cell table:style-name="ce13" table:formula="of:=([.A11]+1)" office:value-type="float" office:value="10" calcext:value-type="float">
            <text:p>10</text:p>
          </table:table-cell>
          <table:table-cell table:style-name="ce21" table:formula="of:=PMT(0.1;5;120000)" office:value-type="currency" office:currency="EUR" office:value="-31655.6976953694" calcext:value-type="currency">
            <text:p>-31.655,7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2]+[.C12]+[.D12])" office:value-type="currency" office:currency="EUR" office:value="145344.302304631" calcext:value-type="currency">
            <text:p>145.344,30 €</text:p>
          </table:table-cell>
          <table:table-cell table:style-name="ce21" table:formula="of:=(NPV(10%;[.E$3:.E12])+[.E$2])" office:value-type="currency" office:currency="EUR" office:value="430704.661989733" calcext:value-type="currency">
            <text:p>430.704,66 €</text:p>
          </table:table-cell>
          <table:table-cell/>
        </table:table-row>
        <table:table-row table:style-name="ro1">
          <table:table-cell table:style-name="ce13" table:formula="of:=([.A12]+1)" office:value-type="float" office:value="11" calcext:value-type="float">
            <text:p>11</text:p>
          </table:table-cell>
          <table:table-cell table:style-name="ce21" table:formula="of:=PMT(0.1;5;120000)" office:value-type="currency" office:currency="EUR" office:value="-31655.6976953694" calcext:value-type="currency">
            <text:p>-31.655,7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3]+[.C13]+[.D13])" office:value-type="currency" office:currency="EUR" office:value="145344.302304631" calcext:value-type="currency">
            <text:p>145.344,30 €</text:p>
          </table:table-cell>
          <table:table-cell table:style-name="ce21" table:formula="of:=(NPV(10%;[.E$3:.E13])+[.E$2])" office:value-type="currency" office:currency="EUR" office:value="481646.953271886" calcext:value-type="currency">
            <text:p>481.646,95 €</text:p>
          </table:table-cell>
          <table:table-cell/>
        </table:table-row>
        <table:table-row table:style-name="ro1">
          <table:table-cell table:style-name="ce13" table:formula="of:=([.A13]+1)" office:value-type="float" office:value="12" calcext:value-type="float">
            <text:p>12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4]+[.C14]+[.D14])" office:value-type="currency" office:currency="EUR" office:value="177000" calcext:value-type="currency">
            <text:p>177.000,00 €</text:p>
          </table:table-cell>
          <table:table-cell table:style-name="ce21" table:formula="of:=(NPV(10%;[.E$3:.E14])+[.E$2])" office:value-type="currency" office:currency="EUR" office:value="538044.608006619" calcext:value-type="currency">
            <text:p>538.044,61 €</text:p>
          </table:table-cell>
          <table:table-cell/>
        </table:table-row>
        <table:table-row table:style-name="ro1">
          <table:table-cell table:style-name="ce13" table:formula="of:=([.A14]+1)" office:value-type="float" office:value="13" calcext:value-type="float">
            <text:p>13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5]+[.C15]+[.D15])" office:value-type="currency" office:currency="EUR" office:value="177000" calcext:value-type="currency">
            <text:p>177.000,00 €</text:p>
          </table:table-cell>
          <table:table-cell table:style-name="ce21" table:formula="of:=(NPV(10%;[.E$3:.E15])+[.E$2])" office:value-type="currency" office:currency="EUR" office:value="589315.203220012" calcext:value-type="currency">
            <text:p>589.315,20 €</text:p>
          </table:table-cell>
          <table:table-cell/>
        </table:table-row>
        <table:table-row table:style-name="ro1">
          <table:table-cell table:style-name="ce13" table:formula="of:=([.A15]+1)" office:value-type="float" office:value="14" calcext:value-type="float">
            <text:p>14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6]+[.C16]+[.D16])" office:value-type="currency" office:currency="EUR" office:value="177000" calcext:value-type="currency">
            <text:p>177.000,00 €</text:p>
          </table:table-cell>
          <table:table-cell table:style-name="ce21" table:formula="of:=(NPV(10%;[.E$3:.E16])+[.E$2])" office:value-type="currency" office:currency="EUR" office:value="635924.835232188" calcext:value-type="currency">
            <text:p>635.924,84 €</text:p>
          </table:table-cell>
          <table:table-cell/>
        </table:table-row>
        <table:table-row table:style-name="ro1">
          <table:table-cell table:style-name="ce13" table:formula="of:=([.A16]+1)" office:value-type="float" office:value="15" calcext:value-type="float">
            <text:p>15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7]+[.C17]+[.D17])" office:value-type="currency" office:currency="EUR" office:value="177000" calcext:value-type="currency">
            <text:p>177.000,00 €</text:p>
          </table:table-cell>
          <table:table-cell table:style-name="ce21" table:formula="of:=(NPV(10%;[.E$3:.E17])+[.E$2])" office:value-type="currency" office:currency="EUR" office:value="678297.22797053" calcext:value-type="currency">
            <text:p>678.297,23 €</text:p>
          </table:table-cell>
          <table:table-cell/>
        </table:table-row>
        <table:table-row table:style-name="ro1">
          <table:table-cell table:style-name="ce13" table:formula="of:=([.A17]+1)" office:value-type="float" office:value="16" calcext:value-type="float">
            <text:p>16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8]+[.C18]+[.D18])" office:value-type="currency" office:currency="EUR" office:value="177000" calcext:value-type="currency">
            <text:p>177.000,00 €</text:p>
          </table:table-cell>
          <table:table-cell table:style-name="ce21" table:formula="of:=(NPV(10%;[.E$3:.E18])+[.E$2])" office:value-type="currency" office:currency="EUR" office:value="716817.585005387" calcext:value-type="currency">
            <text:p>716.817,59 €</text:p>
          </table:table-cell>
          <table:table-cell/>
        </table:table-row>
        <table:table-row table:style-name="ro1">
          <table:table-cell table:style-name="ce13" table:formula="of:=([.A18]+1)" office:value-type="float" office:value="17" calcext:value-type="float">
            <text:p>17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19]+[.C19]+[.D19])" office:value-type="currency" office:currency="EUR" office:value="177000" calcext:value-type="currency">
            <text:p>177.000,00 €</text:p>
          </table:table-cell>
          <table:table-cell table:style-name="ce21" table:formula="of:=(NPV(10%;[.E$3:.E19])+[.E$2])" office:value-type="currency" office:currency="EUR" office:value="751836.091400711" calcext:value-type="currency">
            <text:p>751.836,09 €</text:p>
          </table:table-cell>
          <table:table-cell/>
        </table:table-row>
        <table:table-row table:style-name="ro1">
          <table:table-cell table:style-name="ce13" table:formula="of:=([.A19]+1)" office:value-type="float" office:value="18" calcext:value-type="float">
            <text:p>18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20]+[.C20]+[.D20])" office:value-type="currency" office:currency="EUR" office:value="177000" calcext:value-type="currency">
            <text:p>177.000,00 €</text:p>
          </table:table-cell>
          <table:table-cell table:style-name="ce21" table:formula="of:=(NPV(10%;[.E$3:.E20])+[.E$2])" office:value-type="currency" office:currency="EUR" office:value="783671.097214641" calcext:value-type="currency">
            <text:p>783.671,10 €</text:p>
          </table:table-cell>
          <table:table-cell/>
        </table:table-row>
        <table:table-row table:style-name="ro1">
          <table:table-cell table:style-name="ce13" table:formula="of:=([.A20]+1)" office:value-type="float" office:value="19" calcext:value-type="float">
            <text:p>19</text:p>
          </table:table-cell>
          <table:table-cell table:style-name="ce21" office:value-type="currency" office:currency="EUR" office:value="0" calcext:value-type="currency">
            <text:p>0,00 €</text:p>
          </table:table-cell>
          <table:table-cell table:style-name="ce21" table:formula="of:=(1500*[.B$30]*230)" office:value-type="currency" office:currency="EUR" office:value="414000" calcext:value-type="currency">
            <text:p>414.000,00 €</text:p>
          </table:table-cell>
          <table:table-cell table:style-name="ce21" table:formula="of:=(-1*(30000+0.6*1500*230))" office:value-type="currency" office:currency="EUR" office:value="-237000" calcext:value-type="currency">
            <text:p>-237.000,00 €</text:p>
          </table:table-cell>
          <table:table-cell table:style-name="ce21" table:formula="of:=([.B21]+[.C21]+[.D21])" office:value-type="currency" office:currency="EUR" office:value="177000" calcext:value-type="currency">
            <text:p>177.000,00 €</text:p>
          </table:table-cell>
          <table:table-cell table:style-name="ce21" table:formula="of:=(NPV(10%;[.E$3:.E21])+[.E$2])" office:value-type="currency" office:currency="EUR" office:value="812612.011590942" calcext:value-type="currency">
            <text:p>812.612,01 €</text:p>
          </table:table-cell>
          <table:table-cell/>
        </table:table-row>
        <table:table-row table:style-name="ro1">
          <table:table-cell table:style-name="ce14" table:formula="of:=([.A21]+1)" office:value-type="float" office:value="20" calcext:value-type="float">
            <text:p>20</text:p>
          </table:table-cell>
          <table:table-cell table:style-name="ce22" office:value-type="currency" office:currency="EUR" office:value="0" calcext:value-type="currency">
            <text:p>0,00 €</text:p>
          </table:table-cell>
          <table:table-cell table:style-name="ce22" table:formula="of:=(1500*[.B$30]*230)" office:value-type="currency" office:currency="EUR" office:value="414000" calcext:value-type="currency">
            <text:p>414.000,00 €</text:p>
          </table:table-cell>
          <table:table-cell table:style-name="ce22" table:formula="of:=(-1*(30000+0.6*1500*230))" office:value-type="currency" office:currency="EUR" office:value="-237000" calcext:value-type="currency">
            <text:p>-237.000,00 €</text:p>
          </table:table-cell>
          <table:table-cell table:style-name="ce22" table:formula="of:=([.B22]+[.C22]+[.D22])" office:value-type="currency" office:currency="EUR" office:value="177000" calcext:value-type="currency">
            <text:p>177.000,00 €</text:p>
          </table:table-cell>
          <table:table-cell table:style-name="ce22" table:formula="of:=(NPV(10%;[.E$3:.E22])+[.E$2])" office:value-type="currency" office:currency="EUR" office:value="838921.933751215" calcext:value-type="currency">
            <text:p>838.921,93 €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VAN</text:p>
          </table:table-cell>
          <table:table-cell table:style-name="ce35" table:formula="of:=(NPV(0.11;[.E3:.E22]))+[.E2]" office:value-type="currency" office:currency="EUR" office:value="755135.782959094" calcext:value-type="currency">
            <text:p>755.135,78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TIR</text:p>
          </table:table-cell>
          <table:table-cell table:style-name="ce36" table:formula="of:=(IRR([.E2:.E22]))" office:value-type="percentage" office:value="0.395329141045791" calcext:value-type="percentage">
            <text:p>39,53 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Q</text:p>
          </table:table-cell>
          <table:table-cell table:style-name="ce37" table:formula="of:=([.E24]/[.F34])" office:value-type="float" office:value="1.89088188826087" calcext:value-type="float">
            <text:p>1,8908818882608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nsibilidad</text:p>
          </table:table-cell>
          <table:table-cell office:value-type="float" office:value="1.2" calcext:value-type="float">
            <text:p>1,2</text:p>
          </table:table-cell>
          <table:table-cell table:number-columns-repeated="3"/>
          <table:table-cell table:style-name="ce12"/>
          <table:table-cell table:style-name="ce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AN(pago inversion)</text:p>
          </table:table-cell>
          <table:table-cell table:style-name="ce3" table:formula="of:=(-NPV(0.11;[.B3:.B22]))-[.B2]" office:value-type="currency" office:currency="EUR" office:value="399356.39959703" calcext:value-type="currency">
            <text:p>399.356,40 €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Precio mínimo</text:p>
          </table:table-cell>
          <table:table-cell office:value-type="string" calcext:value-type="string">
            <text:p>Cambiamos el precio de venta del producto (230) hasta que el VAN sea 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PAGOS DE INVERSIÓN</text:p>
          </table:table-cell>
          <table:table-cell table:style-name="ce2" office:value-type="string" calcext:value-type="string">
            <text:p>COBROS</text:p>
          </table:table-cell>
          <table:table-cell table:style-name="ce2" office:value-type="string" calcext:value-type="string">
            <text:p>PAGOS</text:p>
          </table:table-cell>
          <table:table-cell table:style-name="ce2" office:value-type="string" calcext:value-type="string">
            <text:p>MOVIMIENTOS DE FONDOS</text:p>
          </table:table-cell>
          <table:table-cell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office:value-type="float" office:value="-180000" calcext:value-type="float">
            <text:p>-18000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6" table:formula="of:=([.B43]+[.C43]+[.D43])" office:value-type="float" office:value="-180000" calcext:value-type="float">
            <text:p>-180000,00</text:p>
          </table:table-cell>
          <table:table-cell table:number-columns-repeated="2"/>
        </table:table-row>
        <table:table-row table:style-name="ro1">
          <table:table-cell table:style-name="ce4" table:formula="of:=([.A43]+1)" office:value-type="float" office:value="1" calcext:value-type="float">
            <text:p>1</text:p>
          </table:table-cell>
          <table:table-cell table:style-name="ce6" office:value-type="float" office:value="-120000" calcext:value-type="float">
            <text:p>-120000,00</text:p>
          </table:table-cell>
          <table:table-cell table:style-name="ce6" table:formula="of:=(1000*[.$B$68]*[.$B$71])" office:value-type="float" office:value="201212.1903" calcext:value-type="float">
            <text:p>201212,19</text:p>
          </table:table-cell>
          <table:table-cell table:style-name="ce6" table:formula="of:=(-1*(30000+0.6*1000*[.$B$71]))" office:value-type="float" office:value="-168000" calcext:value-type="float">
            <text:p>-168000,00</text:p>
          </table:table-cell>
          <table:table-cell table:style-name="ce6" table:formula="of:=([.B44]+[.C44]+[.D44])" office:value-type="float" office:value="-86787.8097" calcext:value-type="float">
            <text:p>-86787,81</text:p>
          </table:table-cell>
          <table:table-cell table:number-columns-repeated="2"/>
        </table:table-row>
        <table:table-row table:style-name="ro1">
          <table:table-cell table:style-name="ce4" table:formula="of:=([.A44]+1)" office:value-type="float" office:value="2" calcext:value-type="float">
            <text:p>2</text:p>
          </table:table-cell>
          <table:table-cell table:style-name="ce6" office:value-type="float" office:value="-60000" calcext:value-type="float">
            <text:p>-60000,00</text:p>
          </table:table-cell>
          <table:table-cell table:style-name="ce6" table:formula="of:=(1000*[.$B$68]*[.$B$71])" office:value-type="float" office:value="201212.1903" calcext:value-type="float">
            <text:p>201212,19</text:p>
          </table:table-cell>
          <table:table-cell table:style-name="ce6" table:formula="of:=(-1*(30000+0.6*1000*[.$B$71]))" office:value-type="float" office:value="-168000" calcext:value-type="float">
            <text:p>-168000,00</text:p>
          </table:table-cell>
          <table:table-cell table:style-name="ce6" table:formula="of:=([.B45]+[.C45]+[.D45])" office:value-type="float" office:value="-26787.8097" calcext:value-type="float">
            <text:p>-26787,81</text:p>
          </table:table-cell>
          <table:table-cell table:number-columns-repeated="2"/>
        </table:table-row>
        <table:table-row table:style-name="ro1">
          <table:table-cell table:style-name="ce4" table:formula="of:=([.A45]+1)" office:value-type="float" office:value="3" calcext:value-type="float">
            <text:p>3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000*[.$B$68]*[.$B$71])" office:value-type="float" office:value="201212.1903" calcext:value-type="float">
            <text:p>201212,19</text:p>
          </table:table-cell>
          <table:table-cell table:style-name="ce6" table:formula="of:=(-1*(30000+0.6*1000*[.$B$71]))" office:value-type="float" office:value="-168000" calcext:value-type="float">
            <text:p>-168000,00</text:p>
          </table:table-cell>
          <table:table-cell table:style-name="ce6" table:formula="of:=([.B46]+[.C46]+[.D46])" office:value-type="float" office:value="33212.1903" calcext:value-type="float">
            <text:p>33212,19</text:p>
          </table:table-cell>
          <table:table-cell table:number-columns-repeated="2"/>
        </table:table-row>
        <table:table-row table:style-name="ro1">
          <table:table-cell table:style-name="ce4" table:formula="of:=([.A46]+1)" office:value-type="float" office:value="4" calcext:value-type="float">
            <text:p>4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000*[.$B$68]*[.$B$71])" office:value-type="float" office:value="201212.1903" calcext:value-type="float">
            <text:p>201212,19</text:p>
          </table:table-cell>
          <table:table-cell table:style-name="ce6" table:formula="of:=(-1*(30000+0.6*1000*[.$B$71]))" office:value-type="float" office:value="-168000" calcext:value-type="float">
            <text:p>-168000,00</text:p>
          </table:table-cell>
          <table:table-cell table:style-name="ce6" table:formula="of:=([.B47]+[.C47]+[.D47])" office:value-type="float" office:value="33212.1903" calcext:value-type="float">
            <text:p>33212,19</text:p>
          </table:table-cell>
          <table:table-cell table:number-columns-repeated="2"/>
        </table:table-row>
        <table:table-row table:style-name="ro1">
          <table:table-cell table:style-name="ce4" table:formula="of:=([.A47]+1)" office:value-type="float" office:value="5" calcext:value-type="float">
            <text:p>5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000*[.$B$68]*[.$B$71])" office:value-type="float" office:value="201212.1903" calcext:value-type="float">
            <text:p>201212,19</text:p>
          </table:table-cell>
          <table:table-cell table:style-name="ce6" table:formula="of:=(-1*(30000+0.6*1000*[.$B$71]))" office:value-type="float" office:value="-168000" calcext:value-type="float">
            <text:p>-168000,00</text:p>
          </table:table-cell>
          <table:table-cell table:style-name="ce6" table:formula="of:=([.B48]+[.C48]+[.D48])" office:value-type="float" office:value="33212.1903" calcext:value-type="float">
            <text:p>33212,19</text:p>
          </table:table-cell>
          <table:table-cell table:number-columns-repeated="2"/>
        </table:table-row>
        <table:table-row table:style-name="ro1">
          <table:table-cell table:style-name="ce4" table:formula="of:=([.A48]+1)" office:value-type="float" office:value="6" calcext:value-type="float">
            <text:p>6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49]+[.C49]+[.D49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4" table:formula="of:=([.A49]+1)" office:value-type="float" office:value="7" calcext:value-type="float">
            <text:p>7</text:p>
          </table:table-cell>
          <table:table-cell table:style-name="ce6" table:formula="of:=PMT(0.1;5;120000)" office:value-type="float" office:value="-31655.6976953694" calcext:value-type="float">
            <text:p>-31655,7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0]+[.C50]+[.D50])" office:value-type="float" office:value="33162.5877546305" calcext:value-type="float">
            <text:p>33162,59</text:p>
          </table:table-cell>
          <table:table-cell table:number-columns-repeated="2"/>
        </table:table-row>
        <table:table-row table:style-name="ro1">
          <table:table-cell table:style-name="ce4" table:formula="of:=([.A50]+1)" office:value-type="float" office:value="8" calcext:value-type="float">
            <text:p>8</text:p>
          </table:table-cell>
          <table:table-cell table:style-name="ce6" table:formula="of:=PMT(0.1;5;120000)" office:value-type="float" office:value="-31655.6976953694" calcext:value-type="float">
            <text:p>-31655,7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1]+[.C51]+[.D51])" office:value-type="float" office:value="33162.5877546305" calcext:value-type="float">
            <text:p>33162,59</text:p>
          </table:table-cell>
          <table:table-cell table:number-columns-repeated="2"/>
        </table:table-row>
        <table:table-row table:style-name="ro1">
          <table:table-cell table:style-name="ce4" table:formula="of:=([.A51]+1)" office:value-type="float" office:value="9" calcext:value-type="float">
            <text:p>9</text:p>
          </table:table-cell>
          <table:table-cell table:style-name="ce6" table:formula="of:=PMT(0.1;5;120000)" office:value-type="float" office:value="-31655.6976953694" calcext:value-type="float">
            <text:p>-31655,7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2]+[.C52]+[.D52])" office:value-type="float" office:value="33162.5877546305" calcext:value-type="float">
            <text:p>33162,59</text:p>
          </table:table-cell>
          <table:table-cell table:number-columns-repeated="2"/>
        </table:table-row>
        <table:table-row table:style-name="ro1">
          <table:table-cell table:style-name="ce4" table:formula="of:=([.A52]+1)" office:value-type="float" office:value="10" calcext:value-type="float">
            <text:p>10</text:p>
          </table:table-cell>
          <table:table-cell table:style-name="ce6" table:formula="of:=PMT(0.1;5;120000)" office:value-type="float" office:value="-31655.6976953694" calcext:value-type="float">
            <text:p>-31655,7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3]+[.C53]+[.D53])" office:value-type="float" office:value="33162.5877546305" calcext:value-type="float">
            <text:p>33162,59</text:p>
          </table:table-cell>
          <table:table-cell table:number-columns-repeated="2"/>
        </table:table-row>
        <table:table-row table:style-name="ro1">
          <table:table-cell table:style-name="ce4" table:formula="of:=([.A53]+1)" office:value-type="float" office:value="11" calcext:value-type="float">
            <text:p>11</text:p>
          </table:table-cell>
          <table:table-cell table:style-name="ce6" table:formula="of:=PMT(0.1;5;120000)" office:value-type="float" office:value="-31655.6976953694" calcext:value-type="float">
            <text:p>-31655,7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4]+[.C54]+[.D54])" office:value-type="float" office:value="33162.5877546305" calcext:value-type="float">
            <text:p>33162,59</text:p>
          </table:table-cell>
          <table:table-cell table:number-columns-repeated="2"/>
        </table:table-row>
        <table:table-row table:style-name="ro1">
          <table:table-cell table:style-name="ce4" table:formula="of:=([.A54]+1)" office:value-type="float" office:value="12" calcext:value-type="float">
            <text:p>12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5]+[.C55]+[.D55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4" table:formula="of:=([.A55]+1)" office:value-type="float" office:value="13" calcext:value-type="float">
            <text:p>13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6]+[.C56]+[.D56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4" table:formula="of:=([.A56]+1)" office:value-type="float" office:value="14" calcext:value-type="float">
            <text:p>14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7]+[.C57]+[.D57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4" table:formula="of:=([.A57]+1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8]+[.C58]+[.D58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4" table:formula="of:=([.A58]+1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59]+[.C59]+[.D59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4" table:formula="of:=([.A59]+1)" office:value-type="float" office:value="17" calcext:value-type="float">
            <text:p>17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60]+[.C60]+[.D60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4" table:formula="of:=([.A60]+1)" office:value-type="float" office:value="18" calcext:value-type="float">
            <text:p>18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61]+[.C61]+[.D61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4" table:formula="of:=([.A61]+1)" office:value-type="float" office:value="19" calcext:value-type="float">
            <text:p>19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6" table:formula="of:=([.B62]+[.C62]+[.D62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>
          <table:table-cell table:style-name="ce5" table:formula="of:=([.A62]+1)" office:value-type="float" office:value="20" calcext:value-type="float">
            <text:p>20</text:p>
          </table:table-cell>
          <table:table-cell table:style-name="ce7" office:value-type="float" office:value="0" calcext:value-type="float">
            <text:p>0,00</text:p>
          </table:table-cell>
          <table:table-cell table:style-name="ce6" table:formula="of:=(1500*[.B$68]*[.$B$71])" office:value-type="float" office:value="301818.28545" calcext:value-type="float">
            <text:p>301818,29</text:p>
          </table:table-cell>
          <table:table-cell table:style-name="ce6" table:formula="of:=(-1*(30000+0.6*1500*[.$B$71]))" office:value-type="float" office:value="-237000" calcext:value-type="float">
            <text:p>-237000,00</text:p>
          </table:table-cell>
          <table:table-cell table:style-name="ce7" table:formula="of:=([.B63]+[.C63]+[.D63])" office:value-type="float" office:value="64818.28545" calcext:value-type="float">
            <text:p>64818,29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sensibilidad</text:p>
          </table:table-cell>
          <table:table-cell table:style-name="ce17" office:value-type="float" office:value="0.87483561" calcext:value-type="float">
            <text:p>0,87483561</text:p>
          </table:table-cell>
          <table:table-cell office:value-type="string" calcext:value-type="string">
            <text:p>Apartado c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recio VP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8" office:value-type="string" calcext:value-type="string">
            <text:p>VAN</text:p>
          </table:table-cell>
          <table:table-cell table:style-name="ce9" table:formula="of:=(NPV(0.11;[.E44:.E63]))+[.E43]" office:value-type="currency" office:currency="EUR" office:value="0.00264203656115569" calcext:value-type="currency">
            <text:p>0,00 €</text:p>
          </table:table-cell>
          <table:table-cell table:style-name="ce12"/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TIR</text:p>
          </table:table-cell>
          <table:table-cell table:style-name="ce10" table:formula="of:=(IRR([.E43:.E63]))" office:value-type="percentage" office:value="0.110000001100344" calcext:value-type="percentage">
            <text:p>11,00 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Q</text:p>
          </table:table-cell>
          <table:table-cell table:style-name="ce11" table:formula="of:=([.E71]/[.F75])" office:value-type="float" office:value="0.00000000661573612899" calcext:value-type="float">
            <text:p>6,61573612898562E-0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AN(pago inversion)</text:p>
          </table:table-cell>
          <table:table-cell table:style-name="ce3" table:formula="of:=(-NPV(0.11;[.B44:.B63]))-[.B43]" office:value-type="currency" office:currency="EUR" office:value="399356.39959703" calcext:value-type="currency">
            <text:p>399.356,40 €</text:p>
          </table:table-cell>
          <table:table-cell/>
        </table:table-row>
      </table:table>
      <table:table table:name="EJ 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AÑO</text:p>
          </table:table-cell>
          <table:table-cell table:style-name="ce27" office:value-type="string" calcext:value-type="string">
            <text:p>Uds</text:p>
          </table:table-cell>
          <table:table-cell table:style-name="ce27" office:value-type="string" calcext:value-type="string">
            <text:p>Pago Inversión</text:p>
          </table:table-cell>
          <table:table-cell table:style-name="ce27" office:value-type="string" calcext:value-type="string">
            <text:p>Cobros</text:p>
          </table:table-cell>
          <table:table-cell table:style-name="ce27" office:value-type="string" calcext:value-type="string">
            <text:p>Pagos</text:p>
          </table:table-cell>
          <table:table-cell table:style-name="ce27" office:value-type="string" calcext:value-type="string">
            <text:p>Mov. De Fondos</text:p>
          </table:table-cell>
          <table:table-cell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currency" office:currency="EUR" office:value="-300000" calcext:value-type="currency">
            <text:p>-300.00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6]+[.D6]+[.E6])" office:value-type="currency" office:currency="EUR" office:value="-300000" calcext:value-type="currency">
            <text:p>-300.000,00 €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7]*[.$E$15])" office:value-type="currency" office:currency="EUR" office:value="300000" calcext:value-type="currency">
            <text:p>300.000,00 €</text:p>
          </table:table-cell>
          <table:table-cell table:formula="of:=(-[.B7]*3000)" office:value-type="currency" office:currency="EUR" office:value="-150000" calcext:value-type="currency">
            <text:p>-150.000,00 €</text:p>
          </table:table-cell>
          <table:table-cell table:style-name="ce15" table:formula="of:=([.C7]+[.D7]+[.E7])" office:value-type="currency" office:currency="EUR" office:value="150000" calcext:value-type="currency">
            <text:p>150.000,00 €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8]*[.$E$15])" office:value-type="currency" office:currency="EUR" office:value="180000" calcext:value-type="currency">
            <text:p>180.000,00 €</text:p>
          </table:table-cell>
          <table:table-cell table:formula="of:=(-[.B8]*3000)" office:value-type="currency" office:currency="EUR" office:value="-90000" calcext:value-type="currency">
            <text:p>-90.000,00 €</text:p>
          </table:table-cell>
          <table:table-cell table:style-name="ce15" table:formula="of:=([.C8]+[.D8]+[.E8])" office:value-type="currency" office:currency="EUR" office:value="90000" calcext:value-type="currency">
            <text:p>90.000,00 €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9]*[.$E$15])" office:value-type="currency" office:currency="EUR" office:value="120000" calcext:value-type="currency">
            <text:p>120.000,00 €</text:p>
          </table:table-cell>
          <table:table-cell table:formula="of:=(-[.B9]*3000)" office:value-type="currency" office:currency="EUR" office:value="-60000" calcext:value-type="currency">
            <text:p>-60.000,00 €</text:p>
          </table:table-cell>
          <table:table-cell table:style-name="ce15" table:formula="of:=([.C9]+[.D9]+[.E9])" office:value-type="currency" office:currency="EUR" office:value="60000" calcext:value-type="currency">
            <text:p>60.000,00 €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10]*[.$E$15])" office:value-type="currency" office:currency="EUR" office:value="60000" calcext:value-type="currency">
            <text:p>60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10]+[.D10]+[.E10])" office:value-type="currency" office:currency="EUR" office:value="60000" calcext:value-type="currency">
            <text:p>60.000,00 €</text:p>
          </table:table-cell>
          <table:table-cell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11]*[.$E$15])" office:value-type="currency" office:currency="EUR" office:value="30000" calcext:value-type="currency">
            <text:p>30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11]+[.D11]+[.E11])" office:value-type="currency" office:currency="EUR" office:value="30000" calcext:value-type="currency">
            <text:p>30.000,00 €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12]*[.$E$15])" office:value-type="currency" office:currency="EUR" office:value="12000" calcext:value-type="currency">
            <text:p>12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12]+[.D12]+[.E12])" office:value-type="currency" office:currency="EUR" office:value="12000" calcext:value-type="currency">
            <text:p>12.000,00 €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formula="of:=([.B13]*[.$E$15])" office:value-type="currency" office:currency="EUR" office:value="6000" calcext:value-type="currency">
            <text:p>6.000,00 €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formula="of:=([.C13]+[.D13]+[.E13])" office:value-type="currency" office:currency="EUR" office:value="6000" calcext:value-type="currency">
            <text:p>6.000,00 €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31" office:value-type="string" calcext:value-type="string">
            <text:p>Precio</text:p>
          </table:table-cell>
          <table:table-cell table:style-name="ce9" office:value-type="currency" office:currency="EUR" office:value="6000" calcext:value-type="currency">
            <text:p>6.00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o₁</text:p>
          </table:table-cell>
          <table:table-cell table:number-columns-repeated="2"/>
          <table:table-cell table:style-name="ce31" office:value-type="string" calcext:value-type="string">
            <text:p>VAN</text:p>
          </table:table-cell>
          <table:table-cell table:style-name="ce9" table:formula="of:=(NPV(8%;[.F7:.F13])+[.F6])" office:value-type="currency" office:currency="EUR" office:value="39261.5821502294" calcext:value-type="currency">
            <text:p>39.261,58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1" office:value-type="string" calcext:value-type="string">
            <text:p>TIR</text:p>
          </table:table-cell>
          <table:table-cell table:style-name="ce10" table:formula="of:=(IRR([.F6:.F13]))" office:value-type="percentage" office:value="0.140517841042342" calcext:value-type="percentage">
            <text:p>14,05 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1" office:value-type="string" calcext:value-type="string">
            <text:p>Q</text:p>
          </table:table-cell>
          <table:table-cell table:style-name="ce10" table:formula="of:=([.E16]/ABS([.C6]))" office:value-type="percentage" office:value="0.130871940500765" calcext:value-type="percentage">
            <text:p>13,09 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AÑO</text:p>
          </table:table-cell>
          <table:table-cell table:style-name="ce27" office:value-type="string" calcext:value-type="string">
            <text:p>Uds</text:p>
          </table:table-cell>
          <table:table-cell table:style-name="ce27" office:value-type="string" calcext:value-type="string">
            <text:p>Pago Inversión</text:p>
          </table:table-cell>
          <table:table-cell table:style-name="ce27" office:value-type="string" calcext:value-type="string">
            <text:p>Cobros</text:p>
          </table:table-cell>
          <table:table-cell table:style-name="ce27" office:value-type="string" calcext:value-type="string">
            <text:p>Pagos</text:p>
          </table:table-cell>
          <table:table-cell table:style-name="ce27" office:value-type="string" calcext:value-type="string">
            <text:p>Mov. De Fondos</text:p>
          </table:table-cell>
          <table:table-cell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currency" office:currency="EUR" office:value="-440000" calcext:value-type="currency">
            <text:p>-440.00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24]+[.D24]+[.E24])" office:value-type="currency" office:currency="EUR" office:value="-440000" calcext:value-type="currency">
            <text:p>-440.000,00 €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25]*[.$F$34])" office:value-type="currency" office:currency="EUR" office:value="300000" calcext:value-type="currency">
            <text:p>300.000,00 €</text:p>
          </table:table-cell>
          <table:table-cell table:formula="of:=(-[.B25]*1500)" office:value-type="currency" office:currency="EUR" office:value="-75000" calcext:value-type="currency">
            <text:p>-75.000,00 €</text:p>
          </table:table-cell>
          <table:table-cell table:style-name="ce15" table:formula="of:=([.C25]+[.D25]+[.E25])" office:value-type="currency" office:currency="EUR" office:value="225000" calcext:value-type="currency">
            <text:p>225.000,00 €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26]*[.$F$34])" office:value-type="currency" office:currency="EUR" office:value="180000" calcext:value-type="currency">
            <text:p>180.000,00 €</text:p>
          </table:table-cell>
          <table:table-cell table:formula="of:=(-[.B26]*1500)" office:value-type="currency" office:currency="EUR" office:value="-45000" calcext:value-type="currency">
            <text:p>-45.000,00 €</text:p>
          </table:table-cell>
          <table:table-cell table:style-name="ce15" table:formula="of:=([.C26]+[.D26]+[.E26])" office:value-type="currency" office:currency="EUR" office:value="135000" calcext:value-type="currency">
            <text:p>135.000,00 €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27]*[.$F$34])" office:value-type="currency" office:currency="EUR" office:value="120000" calcext:value-type="currency">
            <text:p>120.000,00 €</text:p>
          </table:table-cell>
          <table:table-cell table:formula="of:=(-[.B27]*1500)" office:value-type="currency" office:currency="EUR" office:value="-30000" calcext:value-type="currency">
            <text:p>-30.000,00 €</text:p>
          </table:table-cell>
          <table:table-cell table:style-name="ce15" table:formula="of:=([.C27]+[.D27]+[.E27])" office:value-type="currency" office:currency="EUR" office:value="90000" calcext:value-type="currency">
            <text:p>90.000,00 €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28]*[.$F$34])" office:value-type="currency" office:currency="EUR" office:value="60000" calcext:value-type="currency">
            <text:p>60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28]+[.D28]+[.E28])" office:value-type="currency" office:currency="EUR" office:value="60000" calcext:value-type="currency">
            <text:p>60.000,00 €</text:p>
          </table:table-cell>
          <table:table-cell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29]*[.$F$34])" office:value-type="currency" office:currency="EUR" office:value="30000" calcext:value-type="currency">
            <text:p>30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29]+[.D29]+[.E29])" office:value-type="currency" office:currency="EUR" office:value="30000" calcext:value-type="currency">
            <text:p>30.000,00 €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30]*[.$F$34])" office:value-type="currency" office:currency="EUR" office:value="12000" calcext:value-type="currency">
            <text:p>12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30]+[.D30]+[.E30])" office:value-type="currency" office:currency="EUR" office:value="12000" calcext:value-type="currency">
            <text:p>12.000,00 €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formula="of:=([.B31]*[.$F$34])" office:value-type="currency" office:currency="EUR" office:value="6000" calcext:value-type="currency">
            <text:p>6.000,00 €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formula="of:=([.C31]+[.D31]+[.E31])" office:value-type="currency" office:currency="EUR" office:value="6000" calcext:value-type="currency">
            <text:p>6.000,00 €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Precio</text:p>
          </table:table-cell>
          <table:table-cell table:style-name="ce9" office:value-type="currency" office:currency="EUR" office:value="6000" calcext:value-type="currency">
            <text:p>6.000,00 €</text:p>
          </table:table-cell>
          <table:table-cell/>
        </table:table-row>
        <table:table-row table:style-name="ro1">
          <table:table-cell table:number-columns-repeated="4"/>
          <table:table-cell table:style-name="ce31" office:value-type="string" calcext:value-type="string">
            <text:p>Q</text:p>
          </table:table-cell>
          <table:table-cell table:style-name="ce10" table:formula="of:=([.F36]/ABS([.C24]))" office:value-type="percentage" office:value="0.0706846380428616" calcext:value-type="percentage">
            <text:p>7,07 %</text:p>
          </table:table-cell>
          <table:table-cell/>
        </table:table-row>
        <table:table-row table:style-name="ro1">
          <table:table-cell table:number-columns-repeated="4"/>
          <table:table-cell table:style-name="ce31" office:value-type="string" calcext:value-type="string">
            <text:p>VAN</text:p>
          </table:table-cell>
          <table:table-cell table:style-name="ce9" table:formula="of:=(NPV(8%;[.F25:.F31])+[.F24])" office:value-type="currency" office:currency="EUR" office:value="31101.2407388591" calcext:value-type="currency">
            <text:p>31.101,24 €</text:p>
          </table:table-cell>
          <table:table-cell/>
        </table:table-row>
        <table:table-row table:style-name="ro1">
          <table:table-cell table:number-columns-repeated="4"/>
          <table:table-cell table:style-name="ce31" office:value-type="string" calcext:value-type="string">
            <text:p>TIR</text:p>
          </table:table-cell>
          <table:table-cell table:style-name="ce10" table:formula="of:=(IRR([.F24:.F31]))" office:value-type="percentage" office:value="0.115710545448586" calcext:value-type="percentage">
            <text:p>11,57 %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AÑO</text:p>
          </table:table-cell>
          <table:table-cell table:style-name="ce27" office:value-type="string" calcext:value-type="string">
            <text:p>Uds</text:p>
          </table:table-cell>
          <table:table-cell table:style-name="ce27" office:value-type="string" calcext:value-type="string">
            <text:p>Pago Inversión</text:p>
          </table:table-cell>
          <table:table-cell table:style-name="ce27" office:value-type="string" calcext:value-type="string">
            <text:p>Cobros</text:p>
          </table:table-cell>
          <table:table-cell table:style-name="ce27" office:value-type="string" calcext:value-type="string">
            <text:p>Pagos</text:p>
          </table:table-cell>
          <table:table-cell table:style-name="ce27" office:value-type="string" calcext:value-type="string">
            <text:p>Mov. De Fondos</text:p>
          </table:table-cell>
          <table:table-cell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5" office:value-type="currency" office:currency="EUR" office:value="-300000" calcext:value-type="currency">
            <text:p>-300.00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43]+[.D43]+[.E43])" office:value-type="currency" office:currency="EUR" office:value="-300000" calcext:value-type="currency">
            <text:p>-300.000,00 €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([.$B$56])" office:value-type="float" office:value="13" calcext:value-type="float">
            <text:p>13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44]*[.$E$15])" office:value-type="currency" office:currency="EUR" office:value="78000" calcext:value-type="currency">
            <text:p>78.000,00 €</text:p>
          </table:table-cell>
          <table:table-cell table:formula="of:=(-[.B44]*3000)" office:value-type="currency" office:currency="EUR" office:value="-39000" calcext:value-type="currency">
            <text:p>-39.000,00 €</text:p>
          </table:table-cell>
          <table:table-cell table:style-name="ce15" table:formula="of:=([.C44]+[.D44]+[.E44])" office:value-type="currency" office:currency="EUR" office:value="39000" calcext:value-type="currency">
            <text:p>39.000,00 €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([.$B$56])" office:value-type="float" office:value="13" calcext:value-type="float">
            <text:p>13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45]*[.$E$15])" office:value-type="currency" office:currency="EUR" office:value="78000" calcext:value-type="currency">
            <text:p>78.000,00 €</text:p>
          </table:table-cell>
          <table:table-cell table:formula="of:=(-[.B45]*3000)" office:value-type="currency" office:currency="EUR" office:value="-39000" calcext:value-type="currency">
            <text:p>-39.000,00 €</text:p>
          </table:table-cell>
          <table:table-cell table:style-name="ce15" table:formula="of:=([.C45]+[.D45]+[.E45])" office:value-type="currency" office:currency="EUR" office:value="39000" calcext:value-type="currency">
            <text:p>39.000,00 €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([.$B$56])" office:value-type="float" office:value="13" calcext:value-type="float">
            <text:p>13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46]*[.$E$15])" office:value-type="currency" office:currency="EUR" office:value="78000" calcext:value-type="currency">
            <text:p>78.000,00 €</text:p>
          </table:table-cell>
          <table:table-cell table:formula="of:=(-[.B46]*3000)" office:value-type="currency" office:currency="EUR" office:value="-39000" calcext:value-type="currency">
            <text:p>-39.000,00 €</text:p>
          </table:table-cell>
          <table:table-cell table:style-name="ce15" table:formula="of:=([.C46]+[.D46]+[.E46])" office:value-type="currency" office:currency="EUR" office:value="39000" calcext:value-type="currency">
            <text:p>39.000,00 €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([.$B$56])" office:value-type="float" office:value="13" calcext:value-type="float">
            <text:p>13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47]*[.$E$15])" office:value-type="currency" office:currency="EUR" office:value="78000" calcext:value-type="currency">
            <text:p>78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47]+[.D47]+[.E47])" office:value-type="currency" office:currency="EUR" office:value="78000" calcext:value-type="currency">
            <text:p>78.000,00 €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([.$B$56])" office:value-type="float" office:value="13" calcext:value-type="float">
            <text:p>13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48]*[.$E$15])" office:value-type="currency" office:currency="EUR" office:value="78000" calcext:value-type="currency">
            <text:p>78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48]+[.D48]+[.E48])" office:value-type="currency" office:currency="EUR" office:value="78000" calcext:value-type="currency">
            <text:p>78.000,00 €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([.$B$56])" office:value-type="float" office:value="13" calcext:value-type="float">
            <text:p>13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B49]*[.$E$15])" office:value-type="currency" office:currency="EUR" office:value="78000" calcext:value-type="currency">
            <text:p>78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table:formula="of:=([.C49]+[.D49]+[.E49])" office:value-type="currency" office:currency="EUR" office:value="78000" calcext:value-type="currency">
            <text:p>78.000,00 €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([.$B$56])" office:value-type="float" office:value="13" calcext:value-type="float">
            <text:p>13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formula="of:=([.B50]*[.$E$15])" office:value-type="currency" office:currency="EUR" office:value="78000" calcext:value-type="currency">
            <text:p>78.000,00 €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formula="of:=([.C50]+[.D50]+[.E50])" office:value-type="currency" office:currency="EUR" office:value="78000" calcext:value-type="currency">
            <text:p>78.000,00 €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Precio</text:p>
          </table:table-cell>
          <table:table-cell table:style-name="ce9" office:value-type="currency" office:currency="EUR" office:value="6000" calcext:value-type="currency">
            <text:p>6.000,00 €</text:p>
          </table:table-cell>
          <table:table-cell/>
        </table:table-row>
        <table:table-row table:style-name="ro1">
          <table:table-cell table:number-columns-repeated="4"/>
          <table:table-cell table:style-name="ce31" office:value-type="string" calcext:value-type="string">
            <text:p>Q</text:p>
          </table:table-cell>
          <table:table-cell table:style-name="ce10" table:formula="of:=([.F55]/ABS([.$C$43]))*100" office:value-type="percentage" office:value="1.86336070558398" calcext:value-type="percentage">
            <text:p>186,34 %</text:p>
          </table:table-cell>
          <table:table-cell/>
        </table:table-row>
        <table:table-row table:style-name="ro1">
          <table:table-cell table:number-columns-repeated="4"/>
          <table:table-cell table:style-name="ce31" office:value-type="string" calcext:value-type="string">
            <text:p>VAN</text:p>
          </table:table-cell>
          <table:table-cell table:style-name="ce9" table:formula="of:=(NPV(8%;[.F44:.F50])+[.F43])" office:value-type="currency" office:currency="EUR" office:value="5590.08211675193" calcext:value-type="currency">
            <text:p>5.590,08 €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31" office:value-type="string" calcext:value-type="string">
            <text:p>TIR</text:p>
          </table:table-cell>
          <table:table-cell table:style-name="ce10" table:formula="of:=(IRR([.F43:.F50]))" office:value-type="percentage" office:value="0.0846911811407561" calcext:value-type="percentage">
            <text:p>8,47 %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AÑO</text:p>
          </table:table-cell>
          <table:table-cell table:style-name="ce27" office:value-type="string" calcext:value-type="string">
            <text:p>Uds</text:p>
          </table:table-cell>
          <table:table-cell table:style-name="ce27" office:value-type="string" calcext:value-type="string">
            <text:p>Uds(prop)</text:p>
          </table:table-cell>
          <table:table-cell table:style-name="ce27" office:value-type="string" calcext:value-type="string">
            <text:p>Pago Inversión</text:p>
          </table:table-cell>
          <table:table-cell table:style-name="ce27" office:value-type="string" calcext:value-type="string">
            <text:p>Cobros</text:p>
          </table:table-cell>
          <table:table-cell table:style-name="ce27" office:value-type="string" calcext:value-type="string">
            <text:p>Pagos</text:p>
          </table:table-cell>
          <table:table-cell table:style-name="ce27" office:value-type="string" calcext:value-type="string">
            <text:p>Mov. De Fondos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8"/>
          <table:table-cell table:style-name="ce15" office:value-type="currency" office:currency="EUR" office:value="-300000" calcext:value-type="currency">
            <text:p>-300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D63]+[.E63]+[.F63])" office:value-type="currency" office:currency="EUR" office:value="-300000" calcext:value-type="currency">
            <text:p>-300.000,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29" table:formula="of:=([.B64]*[.$F$73])" office:value-type="float" office:value="110.5" calcext:value-type="float">
            <text:p>111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formula="of:=([.C64]*[.$E$15])" office:value-type="currency" office:currency="EUR" office:value="663000" calcext:value-type="currency">
            <text:p>663.000,00 €</text:p>
          </table:table-cell>
          <table:table-cell table:style-name="ce15" table:formula="of:=(-[.C64]*3000)" office:value-type="currency" office:currency="EUR" office:value="-331500" calcext:value-type="currency">
            <text:p>-331.500,00 €</text:p>
          </table:table-cell>
          <table:table-cell table:style-name="ce15" table:formula="of:=([.D64]+[.E64]+[.F64])" office:value-type="currency" office:currency="EUR" office:value="331500" calcext:value-type="currency">
            <text:p>331.500,0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29" table:formula="of:=([.B65]*[.$F$73])" office:value-type="float" office:value="66.3" calcext:value-type="float">
            <text:p>66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formula="of:=([.C65]*[.$E$15])" office:value-type="currency" office:currency="EUR" office:value="397800" calcext:value-type="currency">
            <text:p>397.800,00 €</text:p>
          </table:table-cell>
          <table:table-cell table:style-name="ce15" table:formula="of:=(-[.C65]*3000)" office:value-type="currency" office:currency="EUR" office:value="-198900" calcext:value-type="currency">
            <text:p>-198.900,00 €</text:p>
          </table:table-cell>
          <table:table-cell table:style-name="ce15" table:formula="of:=([.D65]+[.E65]+[.F65])" office:value-type="currency" office:currency="EUR" office:value="198900" calcext:value-type="currency">
            <text:p>198.900,00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29" table:formula="of:=([.B66]*[.$F$73])" office:value-type="float" office:value="44.2" calcext:value-type="float">
            <text:p>44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formula="of:=([.C66]*[.$E$15])" office:value-type="currency" office:currency="EUR" office:value="265200" calcext:value-type="currency">
            <text:p>265.200,00 €</text:p>
          </table:table-cell>
          <table:table-cell table:style-name="ce15" table:formula="of:=(-[.C66]*3000)" office:value-type="currency" office:currency="EUR" office:value="-132600" calcext:value-type="currency">
            <text:p>-132.600,00 €</text:p>
          </table:table-cell>
          <table:table-cell table:style-name="ce15" table:formula="of:=([.D66]+[.E66]+[.F66])" office:value-type="currency" office:currency="EUR" office:value="132600" calcext:value-type="currency">
            <text:p>132.600,00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29" table:formula="of:=([.B67]*[.$F$73])" office:value-type="float" office:value="22.1" calcext:value-type="float">
            <text:p>22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formula="of:=([.C67]*[.$E$15])" office:value-type="currency" office:currency="EUR" office:value="132600" calcext:value-type="currency">
            <text:p>132.60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D67]+[.E67]+[.F67])" office:value-type="currency" office:currency="EUR" office:value="132600" calcext:value-type="currency">
            <text:p>132.600,00 €</text:p>
          </table:table-cell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29" table:formula="of:=([.B68]*[.$F$73])" office:value-type="float" office:value="11.05" calcext:value-type="float">
            <text:p>11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formula="of:=([.C68]*[.$E$15])" office:value-type="currency" office:currency="EUR" office:value="66300" calcext:value-type="currency">
            <text:p>66.30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D68]+[.E68]+[.F68])" office:value-type="currency" office:currency="EUR" office:value="66300" calcext:value-type="currency">
            <text:p>66.300,00 €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29" table:formula="of:=([.B69]*[.$F$73])" office:value-type="float" office:value="4.42" calcext:value-type="float">
            <text:p>4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formula="of:=([.C69]*[.$E$15])" office:value-type="currency" office:currency="EUR" office:value="26520" calcext:value-type="currency">
            <text:p>26.520,00 €</text:p>
          </table:table-cell>
          <table:table-cell table:style-name="ce15" office:value-type="currency" office:currency="EUR" office:value="0" calcext:value-type="currency">
            <text:p>0,00 €</text:p>
          </table:table-cell>
          <table:table-cell table:style-name="ce15" table:formula="of:=([.D69]+[.E69]+[.F69])" office:value-type="currency" office:currency="EUR" office:value="26520" calcext:value-type="currency">
            <text:p>26.520,00 €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([.B70]*[.$F$73])" office:value-type="float" office:value="2.21" calcext:value-type="float">
            <text:p>2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32" table:formula="of:=([.C70]*[.$E$15])" office:value-type="currency" office:currency="EUR" office:value="13260" calcext:value-type="currency">
            <text:p>13.260,00 €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formula="of:=([.D70]+[.E70]+[.F70])" office:value-type="currency" office:currency="EUR" office:value="13260" calcext:value-type="currency">
            <text:p>13.260,00 €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cio₁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style-name="ce31" office:value-type="string" calcext:value-type="string">
            <text:p>Cte propr</text:p>
          </table:table-cell>
          <table:table-cell table:style-name="ce11" office:value-type="float" office:value="2.21" calcext:value-type="float">
            <text:p>2,21</text:p>
          </table:table-cell>
          <table:table-cell/>
        </table:table-row>
        <table:table-row table:style-name="ro1">
          <table:table-cell table:number-columns-repeated="4"/>
          <table:table-cell table:style-name="ce31" office:value-type="string" calcext:value-type="string">
            <text:p>Q</text:p>
          </table:table-cell>
          <table:table-cell table:style-name="ce10" table:formula="of:=([.F75]/ABS([.$C$43]))" office:value-type="percentage" office:value="1.49922698850669" calcext:value-type="percentage">
            <text:p>149,92 %</text:p>
          </table:table-cell>
          <table:table-cell/>
        </table:table-row>
        <table:table-row table:style-name="ro1">
          <table:table-cell table:number-columns-repeated="4"/>
          <table:table-cell table:style-name="ce31" office:value-type="string" calcext:value-type="string">
            <text:p>VAN</text:p>
          </table:table-cell>
          <table:table-cell table:style-name="ce9" table:formula="of:=(NPV(8%;[.G64:.G70])+[.G63])" office:value-type="currency" office:currency="EUR" office:value="449768.096552007" calcext:value-type="currency">
            <text:p>449.768,10 €</text:p>
          </table:table-cell>
          <table:table-cell/>
        </table:table-row>
        <table:table-row table:style-name="ro1">
          <table:table-cell table:number-columns-repeated="4"/>
          <table:table-cell table:style-name="ce31" office:value-type="string" calcext:value-type="string">
            <text:p>TIR</text:p>
          </table:table-cell>
          <table:table-cell table:style-name="ce10" table:formula="of:=(IRR([.G63:.G70]))" office:value-type="percentage" office:value="0.744466368445394" calcext:value-type="percentage">
            <text:p>74,45 %</text:p>
          </table:table-cell>
          <table:table-cell/>
        </table:table-row>
      </table:table>
      <table:table table:name="EJ 3" table:style-name="ta1">
        <table:table-column table:style-name="co1" table:default-cell-style-name="ce4"/>
        <table:table-column table:style-name="co12" table:default-cell-style-name="ce15"/>
        <table:table-column table:style-name="co1" table:number-columns-repeated="2" table:default-cell-style-name="ce15"/>
        <table:table-column table:style-name="co9" table:default-cell-style-name="ce15"/>
        <table:table-column table:style-name="co1" table:default-cell-style-name="ce34"/>
        <table:table-column table:style-name="co1" table:number-columns-repeated="3" table:default-cell-style-name="Default"/>
        <table:table-row table:style-name="ro1">
          <table:table-cell table:style-name="ce27" office:value-type="string" calcext:value-type="string">
            <text:p>Años</text:p>
          </table:table-cell>
          <table:table-cell table:style-name="ce27" office:value-type="string" calcext:value-type="string">
            <text:p>Pago inversión</text:p>
          </table:table-cell>
          <table:table-cell table:style-name="ce27" office:value-type="string" calcext:value-type="string">
            <text:p>Pagos</text:p>
          </table:table-cell>
          <table:table-cell table:style-name="ce27" office:value-type="string" calcext:value-type="string">
            <text:p>Cobros</text:p>
          </table:table-cell>
          <table:table-cell table:style-name="ce27" office:value-type="string" calcext:value-type="string">
            <text:p>Mov. De Fondo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currency" office:currency="EUR" office:value="-300000" calcext:value-type="currency">
            <text:p>-300.00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([.B2]+[.C2]+[.D2])" office:value-type="currency" office:currency="EUR" office:value="-300000" calcext:value-type="currency">
            <text:p>-300.000,00 €</text:p>
          </table:table-cell>
          <table:table-cell table:number-columns-repeated="2"/>
          <table:table-cell table:style-name="ce60" office:value-type="string" calcext:value-type="string">
            <text:p>VAN(1-3)</text:p>
          </table:table-cell>
          <table:table-cell table:style-name="ce9" table:formula="of:=(NPV(12%;[.E3:.E5]))" office:value-type="currency" office:currency="EUR" office:value="20364.8300838192" calcext:value-type="currency">
            <text:p>20.364,8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-300000" calcext:value-type="currency">
            <text:p>-300.00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3]+[.C3]+[.D3])" office:value-type="currency" office:currency="EUR" office:value="-180000" calcext:value-type="currency">
            <text:p>-180.000,00 €</text:p>
          </table:table-cell>
          <table:table-cell table:number-columns-repeated="2"/>
          <table:table-cell table:style-name="ce60" office:value-type="string" calcext:value-type="string">
            <text:p>VAN(4-5)</text:p>
          </table:table-cell>
          <table:table-cell table:style-name="ce9" table:formula="of:=(NPV(10%;[.E6:.E7]))" office:value-type="currency" office:currency="EUR" office:value="208270.495867769" calcext:value-type="currency">
            <text:p>208.270,5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299999" calcext:value-type="currency">
            <text:p>-299.999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4]+[.C4]+[.D4])" office:value-type="currency" office:currency="EUR" office:value="120001" calcext:value-type="currency">
            <text:p>120.001,00 €</text:p>
          </table:table-cell>
          <table:table-cell table:number-columns-repeated="2"/>
          <table:table-cell table:style-name="ce60" office:value-type="string" calcext:value-type="string">
            <text:p>VAN(6-12)</text:p>
          </table:table-cell>
          <table:table-cell table:style-name="ce9" table:formula="of:=(NPV(8%;[.E8:.E14]))" office:value-type="currency" office:currency="EUR" office:value="812791.939598876" calcext:value-type="currency">
            <text:p>812.791,94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299998" calcext:value-type="currency">
            <text:p>-299.998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5]+[.C5]+[.D5])" office:value-type="currency" office:currency="EUR" office:value="120002" calcext:value-type="currency">
            <text:p>120.002,00 €</text:p>
          </table:table-cell>
          <table:table-cell table:number-columns-repeated="2"/>
          <table:table-cell table:style-name="ce60" office:value-type="string" calcext:value-type="string">
            <text:p>VAN</text:p>
          </table:table-cell>
          <table:table-cell table:style-name="ce9" office:value-type="currency" office:currency="EUR" office:value="346724.49" calcext:value-type="currency">
            <text:p>346.724,49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299997" calcext:value-type="currency">
            <text:p>-299.997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6]+[.C6]+[.D6])" office:value-type="currency" office:currency="EUR" office:value="120003" calcext:value-type="currency">
            <text:p>120.003,00 €</text:p>
          </table:table-cell>
          <table:table-cell table:number-columns-repeated="2"/>
          <table:table-cell table:style-name="ce60" office:value-type="string" calcext:value-type="string">
            <text:p>Q</text:p>
          </table:table-cell>
          <table:table-cell table:style-name="ce10" office:value-type="percentage" office:value="0.5409" calcext:value-type="percentage">
            <text:p>54,09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299996" calcext:value-type="currency">
            <text:p>-299.996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7]+[.C7]+[.D7])" office:value-type="currency" office:currency="EUR" office:value="120004" calcext:value-type="currency">
            <text:p>120.004,00 €</text:p>
          </table:table-cell>
          <table:table-cell table:number-columns-repeated="2"/>
          <table:table-cell table:style-name="ce60" office:value-type="string" calcext:value-type="string">
            <text:p>TIR</text:p>
          </table:table-cell>
          <table:table-cell table:style-name="ce10" table:formula="of:=(IRR([.E2:.E14]))" office:value-type="percentage" office:value="0.214084958863747" calcext:value-type="percentage">
            <text:p>21,41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EUR" office:value="-48253.78" calcext:value-type="currency">
            <text:p>-48.253,78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9]+[.C8]+[.D8])" office:value-type="currency" office:currency="EUR" office:value="131746.22" calcext:value-type="currency">
            <text:p>131.746,22 €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EUR" office:value="-48253.78" calcext:value-type="currency">
            <text:p>-48.253,78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9]+[.C9]+[.D9])" office:value-type="currency" office:currency="EUR" office:value="131746.22" calcext:value-type="currency">
            <text:p>131.746,22 €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EUR" office:value="-48253.78" calcext:value-type="currency">
            <text:p>-48.253,78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10]+[.C10]+[.D10])" office:value-type="currency" office:currency="EUR" office:value="131746.22" calcext:value-type="currency">
            <text:p>131.746,22 €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11]+[.C11]+[.D11])" office:value-type="currency" office:currency="EUR" office:value="180000" calcext:value-type="currency">
            <text:p>180.000,00 €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12]+[.C12]+[.D12])" office:value-type="currency" office:currency="EUR" office:value="180000" calcext:value-type="currency">
            <text:p>180.000,00 €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13]+[.C13]+[.D13])" office:value-type="currency" office:currency="EUR" office:value="180000" calcext:value-type="currency">
            <text:p>180.000,00 €</text:p>
          </table:table-cell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office:value-type="currency" office:currency="EUR" office:value="-360000" calcext:value-type="currency">
            <text:p>-360.000,00 €</text:p>
          </table:table-cell>
          <table:table-cell table:style-name="ce16" office:value-type="currency" office:currency="EUR" office:value="540000" calcext:value-type="currency">
            <text:p>540.000,00 €</text:p>
          </table:table-cell>
          <table:table-cell table:style-name="ce16" table:formula="of:=([.B14]+[.C14]+[.D14])" office:value-type="currency" office:currency="EUR" office:value="180000" calcext:value-type="currency">
            <text:p>180.000,00 €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7" office:value-type="string" calcext:value-type="string">
            <text:p>Años</text:p>
          </table:table-cell>
          <table:table-cell table:style-name="ce27" office:value-type="string" calcext:value-type="string">
            <text:p>Pago inversión</text:p>
          </table:table-cell>
          <table:table-cell table:style-name="ce27" office:value-type="string" calcext:value-type="string">
            <text:p>Pagos</text:p>
          </table:table-cell>
          <table:table-cell table:style-name="ce27" office:value-type="string" calcext:value-type="string">
            <text:p>Cobros</text:p>
          </table:table-cell>
          <table:table-cell table:style-name="ce27" office:value-type="string" calcext:value-type="string">
            <text:p>Mov. De Fondo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currency" office:currency="EUR" office:value="-300000" calcext:value-type="currency">
            <text:p>-300.00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([.B19]+[.C19]+[.D19])" office:value-type="currency" office:currency="EUR" office:value="-300000" calcext:value-type="currency">
            <text:p>-300.000,00 €</text:p>
          </table:table-cell>
          <table:table-cell table:number-columns-repeated="2"/>
          <table:table-cell table:style-name="ce60" office:value-type="string" calcext:value-type="string">
            <text:p>VAN(1-3)</text:p>
          </table:table-cell>
          <table:table-cell table:style-name="ce9" table:formula="of:=(NPV(12%;[.E20:.E22]))" office:value-type="currency" office:currency="EUR" office:value="20364.8300838192" calcext:value-type="currency">
            <text:p>20.364,8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-300000" calcext:value-type="currency">
            <text:p>-300.000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20]+[.C20]+[.D20])" office:value-type="currency" office:currency="EUR" office:value="-180000" calcext:value-type="currency">
            <text:p>-180.000,00 €</text:p>
          </table:table-cell>
          <table:table-cell table:number-columns-repeated="2"/>
          <table:table-cell table:style-name="ce60" office:value-type="string" calcext:value-type="string">
            <text:p>VAN(4-5)</text:p>
          </table:table-cell>
          <table:table-cell table:style-name="ce9" table:formula="of:=(NPV(10%;[.E23:.E24]))" office:value-type="currency" office:currency="EUR" office:value="208270.495867769" calcext:value-type="currency">
            <text:p>208.270,5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299999" calcext:value-type="currency">
            <text:p>-299.999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21]+[.C21]+[.D21])" office:value-type="currency" office:currency="EUR" office:value="120001" calcext:value-type="currency">
            <text:p>120.001,00 €</text:p>
          </table:table-cell>
          <table:table-cell table:number-columns-repeated="2"/>
          <table:table-cell table:style-name="ce60" office:value-type="string" calcext:value-type="string">
            <text:p>VAN(6-12)</text:p>
          </table:table-cell>
          <table:table-cell table:style-name="ce9" table:formula="of:=(NPV(8%;[.E25:.E31]))" office:value-type="currency" office:currency="EUR" office:value="843431.949594178" calcext:value-type="currency">
            <text:p>843.431,95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299998" calcext:value-type="currency">
            <text:p>-299.998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22]+[.C22]+[.D22])" office:value-type="currency" office:currency="EUR" office:value="120002" calcext:value-type="currency">
            <text:p>120.002,00 €</text:p>
          </table:table-cell>
          <table:table-cell table:number-columns-repeated="2"/>
          <table:table-cell table:style-name="ce60" office:value-type="string" calcext:value-type="string">
            <text:p>VAN</text:p>
          </table:table-cell>
          <table:table-cell table:style-name="ce9" office:value-type="currency" office:currency="EUR" office:value="364728.41" calcext:value-type="currency">
            <text:p>364.728,41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299997" calcext:value-type="currency">
            <text:p>-299.997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23]+[.C23]+[.D23])" office:value-type="currency" office:currency="EUR" office:value="120003" calcext:value-type="currency">
            <text:p>120.003,00 €</text:p>
          </table:table-cell>
          <table:table-cell table:number-columns-repeated="2"/>
          <table:table-cell table:style-name="ce60" office:value-type="string" calcext:value-type="string">
            <text:p>Q</text:p>
          </table:table-cell>
          <table:table-cell table:style-name="ce10" office:value-type="percentage" office:value="0.6423" calcext:value-type="percentage">
            <text:p>64,23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299996" calcext:value-type="currency">
            <text:p>-299.996,00 €</text:p>
          </table:table-cell>
          <table:table-cell office:value-type="currency" office:currency="EUR" office:value="420000" calcext:value-type="currency">
            <text:p>420.000,00 €</text:p>
          </table:table-cell>
          <table:table-cell table:formula="of:=([.B24]+[.C24]+[.D24])" office:value-type="currency" office:currency="EUR" office:value="120004" calcext:value-type="currency">
            <text:p>120.004,00 €</text:p>
          </table:table-cell>
          <table:table-cell table:number-columns-repeated="2"/>
          <table:table-cell table:style-name="ce60" office:value-type="string" calcext:value-type="string">
            <text:p>TIR</text:p>
          </table:table-cell>
          <table:table-cell table:style-name="ce10" table:formula="of:=(IRR([.E19:.E31]))" office:value-type="percentage" office:value="0.221293311069809" calcext:value-type="percentage">
            <text:p>22,13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26]+[.C25]+[.D25])*0.9" office:value-type="currency" office:currency="EUR" office:value="162000" calcext:value-type="currency">
            <text:p>162.000,00 €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27]+[.C26]+[.D26])*0.9" office:value-type="currency" office:currency="EUR" office:value="162000" calcext:value-type="currency">
            <text:p>162.000,00 €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28]+[.C27]+[.D27])*0.9" office:value-type="currency" office:currency="EUR" office:value="162000" calcext:value-type="currency">
            <text:p>162.000,00 €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29]+[.C28]+[.D28])*0.9" office:value-type="currency" office:currency="EUR" office:value="162000" calcext:value-type="currency">
            <text:p>162.000,00 €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30]+[.C29]+[.D29])*0.9" office:value-type="currency" office:currency="EUR" office:value="162000" calcext:value-type="currency">
            <text:p>162.000,00 €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-360000" calcext:value-type="currency">
            <text:p>-360.000,00 €</text:p>
          </table:table-cell>
          <table:table-cell office:value-type="currency" office:currency="EUR" office:value="540000" calcext:value-type="currency">
            <text:p>540.000,00 €</text:p>
          </table:table-cell>
          <table:table-cell table:formula="of:=([.B31]+[.C30]+[.D30])*0.9" office:value-type="currency" office:currency="EUR" office:value="162000" calcext:value-type="currency">
            <text:p>162.000,00 €</text:p>
          </table:table-cell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office:value-type="currency" office:currency="EUR" office:value="-360000" calcext:value-type="currency">
            <text:p>-360.000,00 €</text:p>
          </table:table-cell>
          <table:table-cell table:style-name="ce16" office:value-type="currency" office:currency="EUR" office:value="540000" calcext:value-type="currency">
            <text:p>540.000,00 €</text:p>
          </table:table-cell>
          <table:table-cell table:style-name="ce16" table:formula="of:=([.B32]+[.C31]+[.D31])*0.9" office:value-type="currency" office:currency="EUR" office:value="162000" calcext:value-type="currency">
            <text:p>162.000,00 €</text:p>
          </table:table-cell>
          <table:table-cell table:number-columns-repeated="4"/>
        </table:table-row>
      </table:table>
      <table:table table:name="Hoja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WenQuanYi Micro Hei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2" number:min-decimal-places="2" number:min-integer-digits="1"/>
    </number:number-style>
    <number:number-style style:name="N106">
      <style:text-properties fo:color="#ff0000"/>
      <number:text>-</number:text>
      <number:number number:decimal-places="2" number:min-decimal-places="2" number:min-integer-digits="1"/>
      <style:map style:condition="value()&gt;=0" style:apply-style-name="N106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20:14:42.4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2:37:18.847625131</meta:creation-date>
    <meta:editing-duration>PT41M17S</meta:editing-duration>
    <meta:editing-cycles>9</meta:editing-cycles>
    <meta:generator>LibreOffice/7.0.3.1$Windows_X86_64 LibreOffice_project/d7547858d014d4cf69878db179d326fc3483e082</meta:generator>
    <dc:date>2021-03-31T20:42:06.968000000</dc:date>
    <meta:document-statistic meta:table-count="4" meta:cell-count="691" meta:object-count="0"/>
  </office:meta>
</office:document-meta>
</file>